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1" svg:font-family="Arial" style:font-family-generic="roman" style:font-pitch="variable"/>
    <style:font-face style:name="Arial" svg:font-family="Arial, sans-serif"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F17" svg:font-family="F17" style:font-family-generic="roman" style:font-pitch="variable"/>
    <style:font-face style:name="F61" svg:font-family="F61" style:font-family-generic="roman" style:font-pitch="variable"/>
    <style:font-face style:name="F71" svg:font-family="F71" style:font-family-generic="roman" style:font-pitch="variable"/>
    <style:font-face style:name="F72" svg:font-family="F72" style:font-family-generic="roman" style:font-pitch="variable"/>
    <style:font-face style:name="F91" svg:font-family="F91"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SAM10" svg:font-family="MSAM10" style:font-family-generic="roman" style:font-pitch="variable"/>
    <style:font-face style:name="MSAM7" svg:font-family="MSAM7" style:font-family-generic="roman" style:font-pitch="variable"/>
    <style:font-face style:name="Times New Roman" svg:font-family="'Times New Roman', serif" style:font-family-generic="roman" style:font-pitch="variable"/>
    <style:font-face style:name="Calibri1" svg:font-family="Calibri" style:font-family-generic="swiss" style:font-pitch="variable"/>
    <style:font-face style:name="F" svg:font-family="" style:font-family-generic="system" style:font-pitch="variable"/>
    <style:font-face style:name="Arial2" svg:font-family="Arial" style:font-family-generic="system" style:font-pitch="variable"/>
    <style:font-face style:name="Calibri2" svg:font-family="Calibri" style:font-family-generic="system" style:font-pitch="variable"/>
    <style:font-face style:name="F171" svg:font-family="F17" style:font-family-generic="system" style:font-pitch="variable"/>
    <style:font-face style:name="F611" svg:font-family="F61" style:font-family-generic="system" style:font-pitch="variable"/>
    <style:font-face style:name="F711" svg:font-family="F71" style:font-family-generic="system" style:font-pitch="variable"/>
    <style:font-face style:name="F721" svg:font-family="F72" style:font-family-generic="system" style:font-pitch="variable"/>
    <style:font-face style:name="F911" svg:font-family="F91" style:font-family-generic="system" style:font-pitch="variable"/>
    <style:font-face style:name="Liberation Mono1" svg:font-family="'Liberation Mono'" style:font-family-generic="system" style:font-pitch="variable"/>
    <style:font-face style:name="Lucida Sans" svg:font-family="'Lucida Sans'" style:font-family-generic="system" style:font-pitch="variable"/>
    <style:font-face style:name="MSAM101" svg:font-family="MSAM10" style:font-family-generic="system" style:font-pitch="variable"/>
    <style:font-face style:name="MSAM71" svg:font-family="MSAM7"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style:font-name="Calibri1" fo:font-size="12pt" style:font-size-asian="12pt" style:font-size-complex="12pt"/>
    </style:style>
    <style:style style:name="P2" style:family="paragraph" style:parent-style-name="Text_20_body">
      <style:paragraph-properties fo:margin-top="0cm" fo:margin-bottom="0.282cm" loext:contextual-spacing="false" style:line-height-at-least="0.249cm"/>
    </style:style>
    <style:style style:name="P3" style:family="paragraph" style:parent-style-name="Text_20_body">
      <style:paragraph-properties fo:margin-top="0cm" fo:margin-bottom="0.282cm" loext:contextual-spacing="false" style:line-height-at-least="0.249cm"/>
      <style:text-properties style:font-name="Calibri1" fo:font-size="12pt" style:font-size-asian="12pt" style:font-size-complex="12pt"/>
    </style:style>
    <style:style style:name="P4" style:family="paragraph" style:parent-style-name="Text_20_body">
      <style:paragraph-properties fo:margin-top="0cm" fo:margin-bottom="0cm" loext:contextual-spacing="false" fo:line-height="100%"/>
    </style:style>
    <style:style style:name="P5" style:family="paragraph" style:parent-style-name="Text_20_body">
      <style:paragraph-properties fo:margin-top="0.127cm" fo:margin-bottom="0cm" loext:contextual-spacing="false"/>
    </style:style>
    <style:style style:name="P6" style:family="paragraph" style:parent-style-name="Text_20_body">
      <style:paragraph-properties fo:margin-top="0cm" fo:margin-bottom="0.212cm" loext:contextual-spacing="false"/>
    </style:style>
    <style:style style:name="P7" style:family="paragraph" style:parent-style-name="Text_20_body">
      <style:paragraph-properties fo:margin-top="0.212cm" fo:margin-bottom="0.212cm" loext:contextual-spacing="false"/>
    </style:style>
    <style:style style:name="P8" style:family="paragraph" style:parent-style-name="Standard">
      <style:text-properties fo:color="#000000" style:font-name="Calibri1" fo:font-size="12pt" style:font-size-asian="12pt" style:font-name-complex="F711" style:font-size-complex="12pt"/>
    </style:style>
    <style:style style:name="P9" style:family="paragraph" style:parent-style-name="Standard">
      <style:text-properties style:font-name="Calibri1" fo:font-size="12pt" style:font-size-asian="12pt" style:font-size-complex="12pt"/>
    </style:style>
    <style:style style:name="P10" style:family="paragraph" style:parent-style-name="Standard">
      <style:text-properties style:font-name="Calibri1" fo:font-size="12pt" officeooo:paragraph-rsid="001b2084" style:font-size-asian="12pt" style:font-size-complex="12pt"/>
    </style:style>
    <style:style style:name="P11" style:family="paragraph" style:parent-style-name="Standard">
      <style:text-properties style:font-name="Calibri1" fo:font-size="12pt" officeooo:rsid="001c2d68" officeooo:paragraph-rsid="001c86c3" style:font-size-asian="12pt" style:font-size-complex="12pt"/>
    </style:style>
    <style:style style:name="P12" style:family="paragraph" style:parent-style-name="Standard">
      <style:paragraph-properties fo:margin-top="0cm" fo:margin-bottom="0cm" loext:contextual-spacing="false" fo:line-height="100%"/>
      <style:text-properties fo:color="#000000" style:font-name="Calibri1" fo:font-size="12pt" style:font-size-asian="12pt" style:font-name-complex="F171" style:font-size-complex="12pt"/>
    </style:style>
    <style:style style:name="P13" style:family="paragraph" style:parent-style-name="Standard">
      <style:paragraph-properties fo:margin-top="0cm" fo:margin-bottom="0cm" loext:contextual-spacing="false" fo:line-height="100%"/>
      <style:text-properties fo:color="#000000" style:font-name="Calibri1" fo:font-size="12pt" style:font-size-asian="12pt" style:font-name-complex="F911" style:font-size-complex="12pt"/>
    </style:style>
    <style:style style:name="P14" style:family="paragraph" style:parent-style-name="Standard">
      <style:paragraph-properties fo:margin-top="0cm" fo:margin-bottom="0cm" loext:contextual-spacing="false" fo:line-height="100%"/>
      <style:text-properties fo:color="#000000" style:font-name="Calibri1" fo:font-size="12pt" style:font-size-asian="12pt" style:font-name-complex="F711" style:font-size-complex="12pt"/>
    </style:style>
    <style:style style:name="P15" style:family="paragraph" style:parent-style-name="Standard">
      <style:paragraph-properties fo:margin-top="0cm" fo:margin-bottom="0cm" loext:contextual-spacing="false" fo:line-height="100%"/>
      <style:text-properties fo:color="#000000" style:font-name="Calibri1" fo:font-size="12pt" style:font-size-asian="12pt" style:font-size-complex="12pt"/>
    </style:style>
    <style:style style:name="P16" style:family="paragraph" style:parent-style-name="Standard">
      <style:paragraph-properties fo:margin-top="0cm" fo:margin-bottom="0cm" loext:contextual-spacing="false" fo:line-height="100%"/>
    </style:style>
    <style:style style:name="P17" style:family="paragraph" style:parent-style-name="Standard">
      <style:paragraph-properties fo:margin-top="0cm" fo:margin-bottom="0cm" loext:contextual-spacing="false" fo:line-height="100%"/>
      <style:text-properties style:font-name="Calibri1" fo:font-size="12pt" style:font-size-asian="12pt" style:font-size-complex="12pt"/>
    </style:style>
    <style:style style:name="P18" style:family="paragraph" style:parent-style-name="Standard" style:master-page-name="Standard">
      <style:paragraph-properties fo:margin-top="0cm" fo:margin-bottom="0cm" loext:contextual-spacing="false" fo:line-height="100%" style:page-number="auto"/>
      <style:text-properties fo:color="#000000" style:font-name="Calibri1" fo:font-size="12pt" style:font-size-asian="12pt" style:font-name-complex="F711" style:font-size-complex="12pt"/>
    </style:style>
    <style:style style:name="P19" style:family="paragraph" style:parent-style-name="Heading_20_1">
      <style:text-properties style:font-name="Calibri1" fo:font-size="12pt" style:font-size-asian="12pt" style:font-size-complex="12pt"/>
    </style:style>
    <style:style style:name="P20" style:family="paragraph" style:parent-style-name="Standard_20__28_user_29_">
      <style:text-properties style:font-name="Calibri1" fo:font-size="12pt" style:font-size-asian="12pt" style:font-size-complex="12pt"/>
    </style:style>
    <style:style style:name="P21" style:family="paragraph" style:parent-style-name="List_20_Paragraph" style:list-style-name="WWNum1">
      <style:paragraph-properties fo:margin-top="0cm" fo:margin-bottom="0cm" loext:contextual-spacing="true" fo:line-height="100%"/>
      <style:text-properties style:font-name="Calibri1" fo:font-size="12pt" style:font-size-asian="12pt" style:font-size-complex="12pt"/>
    </style:style>
    <style:style style:name="P22" style:family="paragraph" style:parent-style-name="List_20_Paragraph">
      <style:paragraph-properties fo:margin-left="1.358cm" fo:margin-right="0cm" fo:margin-top="0cm" fo:margin-bottom="0cm" loext:contextual-spacing="true" fo:line-height="100%" fo:text-indent="0cm" style:auto-text-indent="false"/>
      <style:text-properties fo:color="#000000" style:font-name="Calibri1" fo:font-size="12pt" style:font-size-asian="12pt" style:font-name-complex="Calibri2" style:font-size-complex="12pt"/>
    </style:style>
    <style:style style:name="T1" style:family="text">
      <style:text-properties fo:color="#3333b3" style:font-name-complex="MSAM71"/>
    </style:style>
    <style:style style:name="T2" style:family="text">
      <style:text-properties fo:color="#3333b3" style:font-name-complex="MSAM101"/>
    </style:style>
    <style:style style:name="T3" style:family="text">
      <style:text-properties fo:color="#3333b3" style:font-name-complex="Calibri2"/>
    </style:style>
    <style:style style:name="T4" style:family="text">
      <style:text-properties fo:color="#000000"/>
    </style:style>
    <style:style style:name="T5" style:family="text">
      <style:text-properties fo:color="#000000" style:font-name-complex="Calibri2"/>
    </style:style>
    <style:style style:name="T6" style:family="text">
      <style:text-properties fo:color="#000000" officeooo:rsid="001b2084" style:font-name-complex="Calibri2"/>
    </style:style>
    <style:style style:name="T7" style:family="text">
      <style:text-properties fo:color="#000000" officeooo:rsid="001b93e9" style:font-name-complex="Calibri2"/>
    </style:style>
    <style:style style:name="T8" style:family="text">
      <style:text-properties fo:color="#000000" officeooo:rsid="001c2d68" style:font-name-complex="Calibri2"/>
    </style:style>
    <style:style style:name="T9" style:family="text">
      <style:text-properties fo:color="#000000" officeooo:rsid="001c86c3" style:font-name-complex="Calibri2"/>
    </style:style>
    <style:style style:name="T10" style:family="text">
      <style:text-properties fo:color="#000000" style:text-underline-style="solid" style:text-underline-width="auto" style:text-underline-color="font-color" style:font-name-complex="F171"/>
    </style:style>
    <style:style style:name="T11" style:family="text">
      <style:text-properties fo:color="#000000" style:font-name-complex="F171"/>
    </style:style>
    <style:style style:name="T12" style:family="text">
      <style:text-properties fo:color="#000000" style:font-name="Calibri1" fo:font-size="12pt" style:font-size-asian="12pt" style:font-name-complex="Calibri2" style:font-size-complex="12pt"/>
    </style:style>
    <style:style style:name="T13" style:family="text">
      <style:text-properties fo:color="#000000" style:font-name="Calibri1" fo:font-size="12pt" style:font-size-asian="12pt" style:font-name-complex="F171" style:font-size-complex="12pt"/>
    </style:style>
    <style:style style:name="T14" style:family="text">
      <style:text-properties fo:color="#000000" style:font-name="Calibri1" fo:font-size="12pt" fo:font-weight="bold" style:font-size-asian="12pt" style:font-weight-asian="bold" style:font-size-complex="12pt"/>
    </style:style>
    <style:style style:name="T15" style:family="text">
      <style:text-properties fo:color="#000000" style:font-name-complex="F911"/>
    </style:style>
    <style:style style:name="T16" style:family="text">
      <style:text-properties fo:color="#000000" style:font-name-complex="F711"/>
    </style:style>
    <style:style style:name="T17" style:family="text">
      <style:text-properties fo:color="#000000" style:font-name-complex="F721"/>
    </style:style>
    <style:style style:name="T18" style:family="text">
      <style:text-properties fo:color="#000000" style:font-name-complex="F611"/>
    </style:style>
    <style:style style:name="T19" style:family="text">
      <style:text-properties style:text-position="super 58%" style:font-name="Calibri1" fo:font-size="12pt" style:font-size-asian="12pt" style:font-size-complex="12pt"/>
    </style:style>
    <style:style style:name="T20" style:family="text">
      <style:text-properties fo:color="#222222"/>
    </style:style>
    <style:style style:name="T21" style:family="text">
      <style:text-properties fo:color="#222222" style:text-position="38% 100%"/>
    </style:style>
    <style:style style:name="T22" style:family="text">
      <style:text-properties fo:color="#222222" style:font-name="Calibri1" fo:font-size="12pt" style:font-size-asian="12pt" style:font-name-complex="F171" style:font-size-complex="12pt"/>
    </style:style>
    <style:style style:name="T23" style:family="text">
      <style:text-properties fo:color="#222222" style:font-name="Calibri1" fo:font-size="12pt" style:font-size-asian="12pt" style:font-size-complex="12pt"/>
    </style:style>
    <style:style style:name="T24" style:family="text">
      <style:text-properties fo:color="#222222" style:font-name="Calibri1" fo:font-size="12pt" fo:font-style="italic" style:font-size-asian="12pt" style:font-style-asian="italic" style:font-size-complex="12pt"/>
    </style:style>
    <style:style style:name="T25" style:family="text">
      <style:text-properties fo:color="#222222" style:font-name="Calibri1" fo:font-size="12pt" fo:font-weight="bold" style:font-size-asian="12pt" style:font-weight-asian="bold" style:font-size-complex="12pt"/>
    </style:style>
    <style:style style:name="T26" style:family="text">
      <style:text-properties fo:color="#222222" fo:background-color="#ffffff" loext:char-shading-value="0" style:font-name-complex="Arial2"/>
    </style:style>
    <style:style style:name="T27" style:family="text">
      <style:text-properties fo:color="#222222" fo:font-style="italic" style:font-style-asian="italic"/>
    </style:style>
    <style:style style:name="T28" style:family="text">
      <style:text-properties fo:color="#0b0080" style:text-position="35% 100%" style:font-name="Calibri1" fo:font-size="12pt" style:font-size-asian="12pt" style:font-size-complex="12pt"/>
    </style:style>
    <style:style style:name="T29" style:family="text">
      <style:text-properties fo:color="#0b0080" style:font-name="Calibri1" fo:font-size="12pt" style:font-size-asian="12pt" style:font-name-complex="F171" style:font-size-complex="12pt"/>
    </style:style>
    <style:style style:name="T30" style:family="text">
      <style:text-properties fo:color="#0b0080" style:font-name="Calibri1" fo:font-size="12pt" style:font-size-asian="12pt" style:font-size-complex="12pt"/>
    </style:style>
    <style:style style:name="T31" style:family="text">
      <style:text-properties fo:color="#0b0080" style:font-name="Calibri1" fo:font-size="12pt" fo:font-style="italic" style:font-size-asian="12pt" style:font-style-asian="italic" style:font-size-complex="12pt"/>
    </style:style>
    <style:style style:name="T32" style:family="text">
      <style:text-properties fo:color="#545454" fo:background-color="#ffffff" loext:char-shading-value="0" style:font-name-complex="Arial2"/>
    </style:style>
    <style:style style:name="T33" style:family="text">
      <style:text-properties fo:color="#545454" style:font-name="Calibri1" fo:font-size="12pt" fo:background-color="#ffffff" loext:char-shading-value="0" style:font-size-asian="12pt" style:font-name-complex="Arial2" style:font-size-complex="12pt"/>
    </style:style>
    <style:style style:name="T34" style:family="text">
      <style:text-properties fo:color="#6a6a6a" style:font-name="Calibri1" fo:font-size="12pt" fo:font-style="normal" fo:font-weight="bold" fo:background-color="#ffffff" loext:char-shading-value="0" style:font-size-asian="12pt" style:font-style-asian="normal" style:font-weight-asian="bold" style:font-name-complex="Arial2" style:font-size-complex="12pt" style:font-style-complex="normal" style:font-weight-complex="bold"/>
    </style:style>
    <style:style style:name="T35" style:family="text">
      <style:text-properties fo:color="#a55858" style:font-name="Calibri1" fo:font-size="12pt" style:font-size-asian="12pt" style:font-size-complex="12pt"/>
    </style:style>
    <style:style style:name="T36" style:family="text">
      <style:text-properties fo:color="#54595d" style:font-name="Calibri1" fo:font-size="12pt" style:font-size-asian="12pt" style:font-size-complex="12pt"/>
    </style:style>
    <style:style style:name="T37" style:family="text">
      <style:text-properties style:font-name="Calibri1" fo:font-size="12pt" style:font-size-asian="12pt" style:font-size-complex="12pt"/>
    </style:style>
    <style:style style:name="T38" style:family="text">
      <style:text-properties style:font-name="Calibri1" fo:font-size="12pt" style:font-size-asian="12pt" style:font-name-complex="Calibri2"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ext:p text:style-name="P12"/>
      <text:h text:style-name="P19" text:outline-level="1">Investigation into the relationship between traffic pollution and health</text:h>
      <text:h text:style-name="P19" text:outline-level="1">Simon Gunning</text:h>
      <text:p text:style-name="P17"><text:span text:style-name="T1">I</text:span><text:span text:style-name="T15">MSc Data Science</text:span><text:span text:style-name="T16"> </text:span><text:span text:style-name="T15">project report, </text:span></text:p>
      <text:p text:style-name="P17"><text:span text:style-name="T15">Department of Computer Science and Information Systems, Birkbeck College,</text:span></text:p>
      <text:p text:style-name="P17"><text:span text:style-name="T15">University of London </text:span></text:p>
      <text:p text:style-name="P17"><text:span text:style-name="T15">2018</text:span></text:p>
      <text:p text:style-name="P17"><text:span text:style-name="T1">I </text:span><text:span text:style-name="T15">This report is substantially the result of my own work,</text:span></text:p>
      <text:p text:style-name="P17"><text:span text:style-name="T15">expressed in my own words, except where explicitly indicated in</text:span></text:p>
      <text:p text:style-name="P17"><text:span text:style-name="T15">the text. I give my permission for it to be submitted to the</text:span></text:p>
      <text:p text:style-name="P17"><text:span text:style-name="T15">JISC Plagiarism Detection Service.</text:span></text:p>
      <text:p text:style-name="P17"><text:span text:style-name="T1">I </text:span><text:span text:style-name="T15">The report may be freely copied and distributed provided the</text:span></text:p>
      <text:p text:style-name="P17"><text:span text:style-name="T15">source is explicitly acknowledged.</text:span></text:p>
      <text:p text:style-name="P13"/>
      <text:p text:style-name="P14"/>
      <text:p text:style-name="P14"/>
      <text:p text:style-name="P14"/>
      <text:p text:style-name="P14"/>
      <text:h text:style-name="P19" text:outline-level="1">Abstract</text:h>
      <text:p text:style-name="P17"><text:span text:style-name="T2">I </text:span><text:span text:style-name="T11">The abstract is a brief synopsis of your work, a bit like an</text:span></text:p>
      <text:p text:style-name="P17"><text:span text:style-name="T11">executive summary</text:span></text:p>
      <text:p text:style-name="P17"><text:span text:style-name="T2">I </text:span><text:span text:style-name="T11">It should be no longer than about 250 words</text:span></text:p>
      <text:p text:style-name="P17"><text:span text:style-name="T2">I </text:span><text:span text:style-name="T11">It's usually a good idea to write this at the end (when</text:span></text:p>
      <text:p text:style-name="P17"><text:span text:style-name="T11">everything else is known)</text:span></text:p>
      <text:p text:style-name="P17"><text:span text:style-name="T2">I </text:span><text:span text:style-name="T11">Beneath the abstract, put the name of your supervisor</text:span></text:p>
      <text:p text:style-name="P14"/>
      <text:h text:style-name="P19" text:outline-level="1">Introduction</text:h>
      <text:p text:style-name="P12"/>
      <text:p text:style-name="P12"/>
      <text:p text:style-name="P17"><text:span text:style-name="T4">Air pollution has long been associated with poor health. There is epidemiological evidence for an association between traffic pollution and respiratory disease. </text:span></text:p>
      <text:p text:style-name="P15"/>
      <text:p text:style-name="P9"><text:span text:style-name="T5">This project will explore and visualise disease prevalence data and traffic air pollution data. The project will gather data on air pollution in London and combine it with epidemiological data from the National Health Service (NHS). Data Science tools will then be used to analyse the data and methods developed to visualise the data and the results of the analysis. This project will require both a software design and implementation effort and a statistical modelling and analysis exercise.</text:span></text:p>
      <text:p text:style-name="P9"><text:span text:style-name="T5">The disease that will be considered is Asthma. However, the software developed for the project will also be able to be used to investigate other diseases. Asthma is a disease of the lungs and airways. It is thought that its causes are both environmental and genetic. A </text:span><text:soft-page-break/><text:span text:style-name="T5">significant environmental factor is air quality. Air quality is thought to play a part in the incidence of Asthma by causing inflammation to the lungs and airways. Air quality is affected by several types of pollution including smoking, industrial pollution and traffic pollution. There is medical literature describing the mechanisms of how airborne pollution can cause Asthma. It is thought that it is caused by a combination of genetic and environmental factors. </text:span></text:p>
      <text:p text:style-name="Standard_20__28_user_29_"><text:span text:style-name="T12">The UK National Health Service (NHS) accurately monitors several diseases including Asthma at the level of General Practitioner (GP) Practices. A GP Practice is a local provider of medical services. There are approximately 1,000 GP Practices in Greater London. Data about disease prevalence at GP practices is made available by NHS Digital as part of the Qualities and Outcomes Framework (QOF). </text:span><text:span text:style-name="T37">The QOF is a system for measuring GPs in the National Health Service (NHS). It is compiled annually and aggregates data at a practice level. The data is anonymous and it does not refer to specific patients. The data for each year (1</text:span><text:span text:style-name="T19">st</text:span><text:span text:style-name="T37"> April to 31</text:span><text:span text:style-name="T19">st</text:span><text:span text:style-name="T37"> March) is held in spreadsheets which can be downloaded from the NHS Digital website, </text:span><text:a xlink:type="simple" xlink:href="https://digital.nhs.uk/" text:style-name="ListLabel_20_3" text:visited-style-name="ListLabel_20_3"><text:span text:style-name="Internet_20_link"><text:span text:style-name="T37">https://digital.nhs.uk/</text:span></text:span></text:a><text:span text:style-name="T37"> .</text:span></text:p>
      <text:p text:style-name="P20">The spreadsheets contain details of the Practices including the number of patients known as the ListSize. The QOF spreadsheet also contains the number of patients that suffer from various diseases this is known as the Register. There is a prevalence of each disease calculated for each practice. Each practice has a name and a unique Practice Code, e.g. “M85063”. The Practices data also include Region Names and Region Codes, e.g., London which has the code “Y56”.</text:p>
      <text:p text:style-name="P20"/>
      <text:p text:style-name="Standard"><text:span text:style-name="T12">Air pollution data is provided in statistics published by the Department for Environment, Food and Rural Affairs (DEFRA). DEFRA manages a national network of monitoring stations which monitor airborne pollution levels. Their monitoring covers the whole of the UK. There are around 300 monitoring sites around the whole of the UK. A greater concentration of monitors for a smaller geographic area is provided by the London Air Quality Network, which manages monitoring sites for London. The London Air Quality Network(LAQN) is a project run by King’s College London. LAQN has around 100 monitors in the Greater London Area. The monitors measure Nitrogen Dioxide (NO2), particles (PM10) and DUST. The data from the LAQN is available as Web Services from their website. Details of the API can be found at </text:span><text:a xlink:type="simple" xlink:href="http://api.erg.kcl.ac.uk/AirQuality/help" text:style-name="ListLabel_20_4" text:visited-style-name="ListLabel_20_4"><text:span text:style-name="Internet_20_link"><text:span text:style-name="T38">http://api.erg.kcl.ac.uk/AirQuality/help</text:span></text:span></text:a><text:span text:style-name="T12"> . </text:span></text:p>
      <text:p text:style-name="P9"><text:span text:style-name="T5">As the QOF is an annual collection of statistics I have used annual statistics from the LAQN. There is a webservice that returns annual summaries of pollution levels for all monitors. The results are in Javascript Object Notation (JSON). For each Site there is longitude, latitude and an annual mean for different types of pollution. Not all sites collect data on all pollutants. The readings are expressed as micrograms per cubic meter, ug/m3.</text:span><text:bookmark text:name="_GoBack"/></text:p>
      <text:p text:style-name="P10"><text:span text:style-name="T6">Because of the relatively high number of monitors for London I have chosen to restrict the health data to London GP practices. So when I process the QOF data I restrict the data to the London region <text:s/>based on the “Y56” code. As I plan to visualise the datasets I have chosen a geographical sub region of London for the visualization. I have chosen the Ward level. A ward is a unit of electoral geography. <text:s/>Wards are smaller than boroughs and contain on average 5,500 people. There is a larger geographical unit called a Clinical Commissioning </text:span><text:soft-page-break/><text:span text:style-name="T6">Group which is recorded in the QOF. However I was concerned that the effects of pollution are based on the distances from the sources so a smaller area seemed preferable. </text:span><text:span text:style-name="T7">In order to find out which ward each practice belongs to I use a reference file provided by NHS Digital which gives the PostCode for each Practice Code. I then call a web service on </text:span><text:a xlink:type="simple" xlink:href="https://postcodes.io/" text:style-name="Internet_20_link" text:visited-style-name="Visited_20_Internet_20_Link">https://postcodes.io/</text:a><text:span text:style-name="T7"> which provides location information including Ward, WardCode, latitude and longitude. I use another process to aggregate QOF data for each ward. I do not use the prevalence per practice from the QOF. Instead I recalculate prevalences based on ListSize and Register. This is to avoid </text:span><text:span text:style-name="T8">any version of </text:span><text:span text:style-name="T7">Sim</text:span><text:span text:style-name="T8">pson’s Paradox.</text:span></text:p>
      <text:p text:style-name="P11"><text:span text:style-name="T5">The annual pollution data also needs to be processed. For each monitor there is a latitude and longitude. This is used in a web service provided by </text:span><text:a xlink:type="simple" xlink:href="https://postcodes.io/" text:style-name="Internet_20_link" text:visited-style-name="Visited_20_Internet_20_Link">https://postcodes.io/</text:a><text:span text:style-name="T7"> </text:span><text:span text:style-name="T5">to look up the ward and ward code for each monitor. </text:span><text:span text:style-name="T9">The outputs from the QOF process and the Pollution Monitors process form the basis of subsequent map production and statistical analysis. </text:span><text:span text:style-name="T5">There is further descriptions of the processing in Section XXXX</text:span></text:p>
      <text:p text:style-name="P17"><text:span text:style-name="T5">To the best of my knowledge no attempt has so far been made to analyse the co-occurrence in geogr</text:span><text:span text:style-name="T8">aphic wards</text:span><text:span text:style-name="T5"> of air pollution levels </text:span><text:span text:style-name="T8">based on these monitors</text:span><text:span text:style-name="T5"> and </text:span><text:span text:style-name="T8">particular </text:span><text:span text:style-name="T5">disease occurrences for </text:span><text:span text:style-name="T8">London.</text:span></text:p>
      <text:p text:style-name="P12"/>
      <text:p text:style-name="P12"/>
      <text:p text:style-name="P17"><text:span text:style-name="T11">See Particulate air pollution and acute health effects , Lancet Issue 8943, panel </text:span><text:span text:style-name="T10">ProfA.SeatonMD D.GoddenMD W.MacNeeMD K.DonaldsonPhD</text:span></text:p>
      <text:p text:style-name="P12"/>
      <text:h text:style-name="Heading_20_1" text:outline-level="1">Aims and objectives of the project</text:h>
      <text:p text:style-name="P17"><text:span text:style-name="T3">The objective of the project is to investigate the relationship between health and pollution.</text:span></text:p>
      <text:p text:style-name="P17"><text:span text:style-name="T3">The investigation will consist of the following parts :</text:span></text:p>
      <text:list xml:id="list1118813081" text:style-name="WWNum1">
        <text:list-item>
          <text:p text:style-name="P21"><text:span text:style-name="T3">create a dataset of health data for the London region</text:span></text:p>
        </text:list-item>
        <text:list-item>
          <text:p text:style-name="P21"><text:span text:style-name="T3">create a corresponding dataset of pollution data for the London region for the same years</text:span></text:p>
        </text:list-item>
        <text:list-item>
          <text:p text:style-name="P21"><text:span text:style-name="T5">create visualisations of the health and pollution dataset using maps</text:span></text:p>
        </text:list-item>
        <text:list-item>
          <text:p text:style-name="P21"><text:span text:style-name="T5">statistical analysis of the health and pollution datasets.</text:span></text:p>
        </text:list-item>
      </text:list>
      <text:p text:style-name="P22"/>
      <text:p text:style-name="P14"/>
      <text:p text:style-name="P17"><text:span text:style-name="T11">In particular the relationship between road traffic related pollution and asthma will be investigated. Although the software developed for this project can be used to investigate several different diseases.</text:span></text:p>
      <text:p text:style-name="P12"/>
      <text:p text:style-name="P16"><text:span text:style-name="T13">The decision to limit the study to London was based on the number of pollution monitors in the region. I had originally looked at using the monitoring system that is run by DEFRA. However, this does not have a concentrated number of monitoring stations in a particular geography. The LAQN network has 103 for an </text:span><text:span text:style-name="T33"> 1,583 square kilometres (</text:span><text:span text:style-name="Emphasis"><text:span text:style-name="T34">611 sq mi</text:span></text:span><text:span text:style-name="T33">), </text:span></text:p>
      <text:p text:style-name="P17"><text:span text:style-name="T32">As opposed to ??? for England </text:span><text:span text:style-name="T26">130,395 square kilometres (50,350 sq mi)</text:span></text:p>
      <text:p text:style-name="P12"/>
      <text:p text:style-name="P14"/>
      <text:p text:style-name="P14"/>
      <text:p text:style-name="P14"/>
      <text:p text:style-name="P17"><text:soft-page-break/><text:span text:style-name="T2">I </text:span><text:span text:style-name="T11">At the end of the introduction, provide a road map for the</text:span></text:p>
      <text:p text:style-name="P9"><text:span text:style-name="T11">remainder of the report</text:span></text:p>
      <text:h text:style-name="P19" text:outline-level="1">Background (may be a subsection in the introduction)</text:h>
      <text:p text:style-name="P17"><text:span text:style-name="T11">This chapter should focus on the context that you are</text:span></text:p>
      <text:p text:style-name="P17"><text:span text:style-name="T11">operating in, e.g., by describing</text:span></text:p>
      <text:p text:style-name="P17"><text:span text:style-name="T1">I </text:span><text:span text:style-name="T16">typical applications</text:span></text:p>
      <text:p text:style-name="P17"><text:span text:style-name="T1">I </text:span><text:span text:style-name="T16">alternative tools and development approaches and how they</text:span></text:p>
      <text:p text:style-name="P17"><text:span text:style-name="T16">have been used in practice</text:span></text:p>
      <text:p text:style-name="P17"><text:span text:style-name="T1">I </text:span><text:span text:style-name="T16">alternative systems and what they achieve and do not achieve</text:span></text:p>
      <text:p text:style-name="P17"><text:span text:style-name="T2">I </text:span><text:span text:style-name="T11">This should be a synopsis of the relevant part of your project</text:span></text:p>
      <text:p text:style-name="P17"><text:span text:style-name="T11">proposal (do not just copy your proposal)</text:span></text:p>
      <text:p text:style-name="P17"><text:span text:style-name="T2">I </text:span><text:span text:style-name="T11">Restrict yourself to what's relevant to the speci_c context of</text:span></text:p>
      <text:p text:style-name="P17"><text:span text:style-name="T11">your project (the proposal can have a more general look at the</text:span></text:p>
      <text:p text:style-name="P17"><text:span text:style-name="T11">state-of-the-art)</text:span></text:p>
      <text:h text:style-name="P19" text:outline-level="1">Geographical Information Systems</text:h>
      <text:p text:style-name="P4"><text:span text:style-name="T22">In 1854 </text:span><text:a xlink:type="simple" xlink:href="https://en.wikipedia.org/wiki/John_Snow_(physician)" office:target-frame-name="_blank" xlink:show="new" text:style-name="ListLabel_20_8" text:visited-style-name="ListLabel_20_8"><text:span text:style-name="Internet_20_link"><text:span text:style-name="T29">John Snow</text:span></text:span></text:a><text:span text:style-name="T22"> determined the source of a </text:span><text:a xlink:type="simple" xlink:href="https://en.wikipedia.org/wiki/Cholera" office:target-frame-name="_blank" xlink:show="new" text:style-name="ListLabel_20_8" text:visited-style-name="ListLabel_20_8"><text:span text:style-name="Internet_20_link"><text:span text:style-name="T29">cholera</text:span></text:span></text:a><text:span text:style-name="T22"> outbreak in </text:span><text:a xlink:type="simple" xlink:href="https://en.wikipedia.org/wiki/London" office:target-frame-name="_blank" xlink:show="new" text:style-name="ListLabel_20_8" text:visited-style-name="ListLabel_20_8"><text:span text:style-name="Internet_20_link"><text:span text:style-name="T29">London</text:span></text:span></text:a><text:span text:style-name="T22"> by marking points on a map depicting where the cholera victims lived, and connecting the cluster that he found with a nearby water source. This was one of the earliest successful uses of a geographic methodology in epidemiology.</text:span></text:p>
      <text:p text:style-name="P2"><text:span text:style-name="T23">Traditionally, there are two broad methods used to store data in a GIS for both kinds of abstractions mapping references: </text:span><text:a xlink:type="simple" xlink:href="https://en.wikipedia.org/wiki/Raster_images" office:target-frame-name="_blank" xlink:show="new" text:style-name="ListLabel_20_6" text:visited-style-name="ListLabel_20_6"><text:span text:style-name="Internet_20_link"><text:span text:style-name="T30">raster images</text:span></text:span></text:a><text:span text:style-name="T23"> and </text:span><text:a xlink:type="simple" xlink:href="https://en.wikipedia.org/wiki/Vector_graphics" office:target-frame-name="_blank" xlink:show="new" text:style-name="ListLabel_20_6" text:visited-style-name="ListLabel_20_6"><text:span text:style-name="Internet_20_link"><text:span text:style-name="T30">vector</text:span></text:span></text:a><text:span text:style-name="T23">. Points, lines, and polygons are the stuff of mapped location attribute references.</text:span></text:p>
      <text:p text:style-name="Text_20_body"><text:span text:style-name="T23">The shapefile format is a digital vector storage format for storing geometric location and associated attribute information. This format lacks the capacity to store </text:span><text:a xlink:type="simple" xlink:href="https://en.wikipedia.org/wiki/Geospatial_topology" office:target-frame-name="_blank" xlink:show="new" text:style-name="ListLabel_20_6" text:visited-style-name="ListLabel_20_6"><text:span text:style-name="Internet_20_link"><text:span text:style-name="T30">topological</text:span></text:span></text:a><text:span text:style-name="T23">information. The shapefile format was introduced with </text:span><text:a xlink:type="simple" xlink:href="https://en.wikipedia.org/wiki/ArcView_3.x" office:target-frame-name="_blank" xlink:show="new" text:style-name="ListLabel_20_6" text:visited-style-name="ListLabel_20_6"><text:span text:style-name="Internet_20_link"><text:span text:style-name="T30">ArcView GIS</text:span></text:span></text:a><text:span text:style-name="T23"> version 2 in the early 1990s. It is now possible to read and write geographical datasets using the shapefile format with a wide variety of software.</text:span></text:p>
      <text:p text:style-name="P1"><text:span text:style-name="T20">The shapefile format is simple. It stores the data as primitive geometric shapes like points, lines, and polygons. These shapes, together with data attributes that are linked to each shape, create the representation of the geographic data.</text:span></text:p>
      <text:p text:style-name="Text_20_body"><text:span text:style-name="T23">The term "shapefile" is quite common, but is misleading since the format consists of a collection of files with a common filename prefix, stored in the same </text:span><text:a xlink:type="simple" xlink:href="https://en.wikipedia.org/wiki/Directory_(computing)" office:target-frame-name="_blank" xlink:show="new" text:style-name="ListLabel_20_6" text:visited-style-name="ListLabel_20_6"><text:span text:style-name="Internet_20_link"><text:span text:style-name="T30">directory</text:span></text:span></text:a><text:span text:style-name="T23">. The three </text:span><text:span text:style-name="T24">mandatory</text:span><text:span text:style-name="T23"> files have </text:span><text:a xlink:type="simple" xlink:href="https://en.wikipedia.org/wiki/Filename_extension" office:target-frame-name="_blank" xlink:show="new" text:style-name="ListLabel_20_6" text:visited-style-name="ListLabel_20_6"><text:span text:style-name="Internet_20_link"><text:span text:style-name="T30">filename extensions</text:span></text:span></text:a><text:span text:style-name="T23"> </text:span><text:span text:style-name="Teletype"><text:span text:style-name="T23">.shp</text:span></text:span><text:span text:style-name="T23">, </text:span><text:span text:style-name="Teletype"><text:span text:style-name="T23">.shx</text:span></text:span><text:span text:style-name="T23">, and </text:span><text:span text:style-name="Teletype"><text:span text:style-name="T23">.</text:span></text:span><text:a xlink:type="simple" xlink:href="https://en.wikipedia.org/wiki/DBase" office:target-frame-name="_blank" xlink:show="new" text:style-name="ListLabel_20_9" text:visited-style-name="ListLabel_20_9"><text:span text:style-name="Teletype"><text:span text:style-name="T30">dbf</text:span></text:span></text:a><text:span text:style-name="T23">. The actual </text:span><text:span text:style-name="T24">shapefile</text:span><text:span text:style-name="T23"> relates specifically to the </text:span><text:span text:style-name="Teletype"><text:span text:style-name="T23">.shp</text:span></text:span><text:span text:style-name="T23"> file, but alone is incomplete for distribution as the other supporting files are required.</text:span></text:p>
      <text:p text:style-name="Text_20_body"><text:span text:style-name="T25">coordinate reference system</text:span><text:span text:style-name="T23"> (</text:span><text:span text:style-name="T25">CRS</text:span><text:span text:style-name="T23">) is a </text:span><text:a xlink:type="simple" xlink:href="https://en.wikipedia.org/wiki/Coordinate_system" office:target-frame-name="_blank" xlink:show="new" text:style-name="ListLabel_20_6" text:visited-style-name="ListLabel_20_6"><text:span text:style-name="Internet_20_link"><text:span text:style-name="T30">coordinate-based</text:span></text:span></text:a><text:span text:style-name="T23"> local, regional or global system used to locate geographical entities. A spatial reference system defines a specific </text:span><text:a xlink:type="simple" xlink:href="https://en.wikipedia.org/wiki/Map_projection" office:target-frame-name="_blank" xlink:show="new" text:style-name="ListLabel_20_6" text:visited-style-name="ListLabel_20_6"><text:span text:style-name="Internet_20_link"><text:span text:style-name="T30">map projection</text:span></text:span></text:a><text:span text:style-name="T23">, as well as transformations between different spatial reference systems. Spatial reference systems are defined by the </text:span><text:a xlink:type="simple" xlink:href="https://en.wikipedia.org/wiki/Open_Geospatial_Consortium" office:target-frame-name="_blank" xlink:show="new" text:style-name="ListLabel_20_6" text:visited-style-name="ListLabel_20_6"><text:span text:style-name="Internet_20_link"><text:span text:style-name="T30">OGC</text:span></text:span></text:a><text:span text:style-name="T23">'s </text:span><text:a xlink:type="simple" xlink:href="https://en.wikipedia.org/wiki/Simple_feature_access" office:target-frame-name="_blank" xlink:show="new" text:style-name="ListLabel_20_6" text:visited-style-name="ListLabel_20_6"><text:span text:style-name="Internet_20_link"><text:span text:style-name="T30">Simple feature access</text:span></text:span></text:a><text:span text:style-name="T23"> using </text:span><text:a xlink:type="simple" xlink:href="https://en.wikipedia.org/wiki/Well-known_text" office:target-frame-name="_blank" xlink:show="new" text:style-name="ListLabel_20_6" text:visited-style-name="ListLabel_20_6"><text:span text:style-name="Internet_20_link"><text:span text:style-name="T30">well-known text</text:span></text:span></text:a><text:span text:style-name="T23">, and support has been implemented by several </text:span><text:a xlink:type="simple" xlink:href="https://en.wikipedia.org/wiki/Technical_standard" office:target-frame-name="_blank" xlink:show="new" text:style-name="ListLabel_20_6" text:visited-style-name="ListLabel_20_6"><text:span text:style-name="Internet_20_link"><text:span text:style-name="T30">standards-based</text:span></text:span></text:a><text:span text:style-name="T23"> </text:span><text:a xlink:type="simple" xlink:href="https://en.wikipedia.org/wiki/Geographic_information_system" office:target-frame-name="_blank" xlink:show="new" text:style-name="ListLabel_20_6" text:visited-style-name="ListLabel_20_6"><text:span text:style-name="Internet_20_link"><text:span text:style-name="T30">geographic information systems</text:span></text:span></text:a><text:span text:style-name="T23">. Spatial reference systems can be referred to using a </text:span><text:a xlink:type="simple" xlink:href="https://en.wikipedia.org/wiki/SRID" office:target-frame-name="_blank" xlink:show="new" text:style-name="ListLabel_20_6" text:visited-style-name="ListLabel_20_6"><text:span text:style-name="Internet_20_link"><text:span text:style-name="T30">SRID</text:span></text:span></text:a><text:span text:style-name="T23"> </text:span><text:a xlink:type="simple" xlink:href="https://en.wikipedia.org/wiki/Integer" office:target-frame-name="_blank" xlink:show="new" text:style-name="ListLabel_20_6" text:visited-style-name="ListLabel_20_6"><text:span text:style-name="Internet_20_link"><text:span text:style-name="T30">integer</text:span></text:span></text:a><text:span text:style-name="T23">, including EPSG </text:span><text:soft-page-break/><text:span text:style-name="T23">codes defined by the </text:span><text:a xlink:type="simple" xlink:href="https://en.wikipedia.org/wiki/International_Association_of_Oil_and_Gas_Producers" office:target-frame-name="_blank" xlink:show="new" text:style-name="ListLabel_20_6" text:visited-style-name="ListLabel_20_6"><text:span text:style-name="Internet_20_link"><text:span text:style-name="T30">International Association of Oil and Gas Producers</text:span></text:span></text:a><text:span text:style-name="T23">. It is specified in ISO 19111:2007 Geographic information—Spatial referencing by coordinates, also published as </text:span><text:a xlink:type="simple" xlink:href="https://en.wikipedia.org/wiki/Open_Geospatial_Consortium" office:target-frame-name="_blank" xlink:show="new" text:style-name="ListLabel_20_6" text:visited-style-name="ListLabel_20_6"><text:span text:style-name="Internet_20_link"><text:span text:style-name="T30">OGC</text:span></text:span></text:a><text:span text:style-name="T23">Abstract Specification, Topic 2: Spatial referencing by coordinate.</text:span><text:bookmark text:name="m_-7665718801818024599gmail-cite_ref-1"/><text:a xlink:type="simple" xlink:href="https://en.wikipedia.org/wiki/Spatial_reference_system#_blank" text:style-name="ListLabel_20_7" text:visited-style-name="ListLabel_20_7"><text:span text:style-name="Internet_20_link"><text:span text:style-name="T30">[1]</text:span></text:span></text:a></text:p>
      <text:p text:style-name="P3"><text:span text:style-name="T27">OSGB36</text:span><text:span text:style-name="T20"> to ….</text:span></text:p>
      <text:p text:style-name="P2"><text:span text:style-name="T23">A </text:span><text:span text:style-name="T25">map projection</text:span><text:span text:style-name="T23"> is a systematic transformation of the latitudes and longitudes of locations from the </text:span><text:a xlink:type="simple" xlink:href="https://en.wikipedia.org/wiki/Surface_(mathematics)" office:target-frame-name="_blank" xlink:show="new" text:style-name="ListLabel_20_6" text:visited-style-name="ListLabel_20_6"><text:span text:style-name="Internet_20_link"><text:span text:style-name="T30">surface</text:span></text:span></text:a><text:span text:style-name="T23"> of a </text:span><text:a xlink:type="simple" xlink:href="https://en.wikipedia.org/wiki/Sphere" office:target-frame-name="_blank" xlink:show="new" text:style-name="ListLabel_20_6" text:visited-style-name="ListLabel_20_6"><text:span text:style-name="Internet_20_link"><text:span text:style-name="T30">sphere</text:span></text:span></text:a><text:span text:style-name="T23"> or an </text:span><text:a xlink:type="simple" xlink:href="https://en.wikipedia.org/wiki/Ellipsoid" office:target-frame-name="_blank" xlink:show="new" text:style-name="ListLabel_20_6" text:visited-style-name="ListLabel_20_6"><text:span text:style-name="Internet_20_link"><text:span text:style-name="T30">ellipsoid</text:span></text:span></text:a><text:span text:style-name="T23"> into locations on a </text:span><text:a xlink:type="simple" xlink:href="https://en.wikipedia.org/wiki/Plane_(mathematics)" office:target-frame-name="_blank" xlink:show="new" text:style-name="ListLabel_20_6" text:visited-style-name="ListLabel_20_6"><text:span text:style-name="Internet_20_link"><text:span text:style-name="T30">plane</text:span></text:span></text:a><text:span text:style-name="T23">.</text:span><text:a xlink:type="simple" xlink:href="https://en.wikipedia.org/wiki/Map_projection#_blank" text:style-name="ListLabel_20_7" text:visited-style-name="ListLabel_20_7"><text:span text:style-name="Internet_20_link"><text:span text:style-name="T30">[1]</text:span></text:span></text:a><text:span text:style-name="T23"> </text:span><text:a xlink:type="simple" xlink:href="https://en.wikipedia.org/wiki/Map" office:target-frame-name="_blank" xlink:show="new" text:style-name="ListLabel_20_6" text:visited-style-name="ListLabel_20_6"><text:span text:style-name="Internet_20_link"><text:span text:style-name="T30">Maps</text:span></text:span></text:a><text:span text:style-name="T23"> cannot be created without map projections. All map projections necessarily distort the surface in some fashion. Depending on the purpose of the map, some distortions are acceptable and others are not; therefore, different map projections exist in order to preserve some properties of the sphere-like body at the expense of other properties. There is no limit to the number of possible map projections.</text:span><text:bookmark text:name="m_-7665718801818024599gmail-cite_ref-Sny"/><text:a xlink:type="simple" xlink:href="https://en.wikipedia.org/wiki/Map_projection#_blank" text:style-name="ListLabel_20_7" text:visited-style-name="ListLabel_20_7"><text:span text:style-name="Internet_20_link"><text:span text:style-name="T30">[2]</text:span></text:span></text:a><text:span text:style-name="T23">:1</text:span></text:p>
      <text:p text:style-name="P3"><text:span text:style-name="T20"> </text:span></text:p>
      <text:p text:style-name="P3"><text:span text:style-name="T21"> </text:span></text:p>
      <text:p text:style-name="P2"><text:span text:style-name="T23">Spatial </text:span><text:a xlink:type="simple" xlink:href="https://en.wikipedia.org/wiki/Autocorrelation" office:target-frame-name="_blank" xlink:show="new" text:style-name="ListLabel_20_6" text:visited-style-name="ListLabel_20_6"><text:span text:style-name="Internet_20_link"><text:span text:style-name="T30">autocorrelation</text:span></text:span></text:a><text:span text:style-name="T23"> statistics measure and analyze the degree of dependency among observations in a geographic space. Classic spatial autocorrelation statistics include </text:span><text:a xlink:type="simple" xlink:href="https://en.wikipedia.org/wiki/Moran's_I" office:target-frame-name="_blank" xlink:show="new" text:style-name="ListLabel_20_6" text:visited-style-name="ListLabel_20_6"><text:span text:style-name="Internet_20_link"><text:span text:style-name="T30">Moran's </text:span></text:span></text:a><text:span text:style-name="T23">, </text:span><text:a xlink:type="simple" xlink:href="https://en.wikipedia.org/wiki/Geary's_C" office:target-frame-name="_blank" xlink:show="new" text:style-name="ListLabel_20_6" text:visited-style-name="ListLabel_20_6"><text:span text:style-name="Internet_20_link"><text:span text:style-name="T30">Geary's </text:span></text:span></text:a><text:span text:style-name="T23">, </text:span><text:a xlink:type="simple" xlink:href="https://en.wikipedia.org/w/index.php?title=Getis's_G&amp;action=edit&amp;redlink=1" office:target-frame-name="_blank" xlink:show="new" text:style-name="ListLabel_20_10" text:visited-style-name="ListLabel_20_10"><text:span text:style-name="Internet_20_link"><text:span text:style-name="T35">Getis's</text:span></text:span></text:a><text:span text:style-name="T23">  and the </text:span><text:a xlink:type="simple" xlink:href="https://en.wikipedia.org/w/index.php?title=Standard_deviational_ellipse&amp;action=edit&amp;redlink=1" office:target-frame-name="_blank" xlink:show="new" text:style-name="ListLabel_20_10" text:visited-style-name="ListLabel_20_10"><text:span text:style-name="Internet_20_link"><text:span text:style-name="T35">standard deviational ellipse</text:span></text:span></text:a><text:span text:style-name="T23">. These statistics require measuring a spatial weights matrix that reflects the intensity of the geographic relationship between observations in a neighborhood, e.g., the distances between neighbors, the lengths of shared border, or whether they fall into a specified directional class such as "west". Classic spatial autocorrelation statistics compare the spatial weights to the covariance relationship at pairs of locations. Spatial autocorrelation that is more positive than expected from random indicate the clustering of similar values across geographic space, while significant negative spatial autocorrelation indicates that neighboring values are more dissimilar than expected by chance, suggesting a spatial pattern similar to a chess board.</text:span></text:p>
      <text:p text:style-name="P5"><text:span text:style-name="T14">Spatial regression</text:span><text:span text:style-name="T36">[</text:span><text:a xlink:type="simple" xlink:href="https://en.wikipedia.org/w/index.php?title=Spatial_analysis&amp;action=edit&amp;section=19" office:target-frame-name="_blank" xlink:show="new" text:style-name="ListLabel_20_11" text:visited-style-name="ListLabel_20_11"><text:span text:style-name="Internet_20_link"><text:span text:style-name="T30">edit</text:span></text:span></text:a><text:span text:style-name="T36">]</text:span></text:p>
      <text:p text:style-name="P6"><text:span text:style-name="T24">See also: </text:span><text:a xlink:type="simple" xlink:href="https://en.wikipedia.org/wiki/Local_regression" office:target-frame-name="_blank" xlink:show="new" text:style-name="ListLabel_20_12" text:visited-style-name="ListLabel_20_12"><text:span text:style-name="Internet_20_link"><text:span text:style-name="T31">Local regression</text:span></text:span></text:a><text:span text:style-name="T24"> and </text:span><text:a xlink:type="simple" xlink:href="https://en.wikipedia.org/wiki/Regression-Kriging" office:target-frame-name="_blank" xlink:show="new" text:style-name="ListLabel_20_12" text:visited-style-name="ListLabel_20_12"><text:span text:style-name="Internet_20_link"><text:span text:style-name="T31">Regression-Kriging</text:span></text:span></text:a></text:p>
      <text:p text:style-name="P7"><text:span text:style-name="T23">Spatial regression methods capture spatial dependency in </text:span><text:a xlink:type="simple" xlink:href="https://en.wikipedia.org/wiki/Regression_analysis" office:target-frame-name="_blank" xlink:show="new" text:style-name="ListLabel_20_6" text:visited-style-name="ListLabel_20_6"><text:span text:style-name="Internet_20_link"><text:span text:style-name="T30">regression analysis</text:span></text:span></text:a><text:span text:style-name="T23">, avoiding statistical problems such as unstable parameters and unreliable significance tests, as well as providing information on spatial relationships among the variables involved. The estimated spatial relationships can be used on spatial and spatio-temporal predictions.</text:span><text:a xlink:type="simple" xlink:href="https://en.wikipedia.org/wiki/Spatial_analysis#_blank" text:style-name="ListLabel_20_13" text:visited-style-name="ListLabel_20_13"><text:span text:style-name="Internet_20_link"><text:span text:style-name="T28">[20]</text:span></text:span></text:a><text:span text:style-name="T23">Depending on the specific technique, spatial dependency can enter the regression model as relationships between the independent variables and the dependent, between the dependent variables and a spatial lag of itself, or in the error terms. </text:span><text:span text:style-name="T25">Geographically weighted regression</text:span><text:span text:style-name="T23"> (GWR) is a local version of spatial regression that generates parameters disaggregated by the spatial units of analysis.</text:span><text:a xlink:type="simple" xlink:href="https://en.wikipedia.org/wiki/Spatial_analysis#_blank" text:style-name="ListLabel_20_13" text:visited-style-name="ListLabel_20_13"><text:span text:style-name="Internet_20_link"><text:span text:style-name="T28">[21]</text:span></text:span></text:a><text:span text:style-name="T23"> This allows assessment of the spatial heterogeneity in the estimated relationships between the independent and dependent variables. The use of </text:span><text:a xlink:type="simple" xlink:href="https://en.wikipedia.org/wiki/Bayesian_hierarchical_modeling" office:target-frame-name="_blank" xlink:show="new" text:style-name="ListLabel_20_6" text:visited-style-name="ListLabel_20_6"><text:span text:style-name="Internet_20_link"><text:span text:style-name="T30">Bayesian hierarchical modeling</text:span></text:span></text:a><text:a xlink:type="simple" xlink:href="https://en.wikipedia.org/wiki/Spatial_analysis#_blank" text:style-name="ListLabel_20_13" text:visited-style-name="ListLabel_20_13"><text:span text:style-name="Internet_20_link"><text:span text:style-name="T28">[22]</text:span></text:span></text:a><text:span text:style-name="T23"> in conjunction with </text:span><text:a xlink:type="simple" xlink:href="https://en.wikipedia.org/wiki/Markov_Chain_Monte_Carlo" office:target-frame-name="_blank" xlink:show="new" text:style-name="ListLabel_20_6" text:visited-style-name="ListLabel_20_6"><text:span text:style-name="Internet_20_link"><text:span text:style-name="T30">Markov Chain Monte Carlo</text:span></text:span></text:a><text:span text:style-name="T23"> (MCMC) methods have recently shown to be effective in </text:span><text:soft-page-break/><text:span text:style-name="T23">modeling complex relationships using Poisson-Gamma-CAR, Poisson-lognormal-SAR, or Overdispersed logit models. Spatial stochastic processes, such as </text:span><text:a xlink:type="simple" xlink:href="https://en.wikipedia.org/wiki/Gaussian_processes" office:target-frame-name="_blank" xlink:show="new" text:style-name="ListLabel_20_6" text:visited-style-name="ListLabel_20_6"><text:span text:style-name="Internet_20_link"><text:span text:style-name="T30">Gaussian processes</text:span></text:span></text:a><text:span text:style-name="T23">are also increasingly being deployed in spatial regression analysis. Model-based versions of GWR, known as spatially varying coefficient models have been applied to conduct Bayesian inference.</text:span><text:a xlink:type="simple" xlink:href="https://en.wikipedia.org/wiki/Spatial_analysis#_blank" text:style-name="ListLabel_20_13" text:visited-style-name="ListLabel_20_13"><text:span text:style-name="Internet_20_link"><text:span text:style-name="T28">[22]</text:span></text:span></text:a><text:span text:style-name="T23"> Spatial stochastic process can become computationally effective and scalable Gaussian process models, such as Gaussian Predictive Processes</text:span><text:a xlink:type="simple" xlink:href="https://en.wikipedia.org/wiki/Spatial_analysis#_blank" text:style-name="ListLabel_20_13" text:visited-style-name="ListLabel_20_13"><text:span text:style-name="Internet_20_link"><text:span text:style-name="T28">[23]</text:span></text:span></text:a><text:span text:style-name="T23"> and Nearest Neighbor Gaussian Processes (NNGP).</text:span><text:a xlink:type="simple" xlink:href="https://en.wikipedia.org/wiki/Spatial_analysis#_blank" text:style-name="ListLabel_20_13" text:visited-style-name="ListLabel_20_13"><text:span text:style-name="Internet_20_link"><text:span text:style-name="T28">[24]</text:span></text:span></text:a></text:p>
      <text:p text:style-name="P3"><text:span text:style-name="T20"> </text:span></text:p>
      <text:p text:style-name="P12"/>
      <text:p text:style-name="P14"/>
      <text:h text:style-name="P19" text:outline-level="1">Overall results description and "Project Trailer"</text:h>
      <text:p text:style-name="P17"><text:span text:style-name="T2">I </text:span><text:span text:style-name="T11">An overall specification of your project</text:span></text:p>
      <text:p text:style-name="P17"><text:span text:style-name="T1">I </text:span><text:span text:style-name="T16">Mostly the main features</text:span></text:p>
      <text:p text:style-name="P17"><text:span text:style-name="T1">I </text:span><text:span text:style-name="T16">This is not the place for a long detailed list, you can leave that</text:span></text:p>
      <text:p text:style-name="P17"><text:span text:style-name="T16">to the user manual</text:span></text:p>
      <text:p text:style-name="P17"><text:span text:style-name="T2">I </text:span><text:span text:style-name="T11">An exhibition of selected features of the software you</text:span></text:p>
      <text:p text:style-name="P17"><text:span text:style-name="T11">developed:</text:span></text:p>
      <text:p text:style-name="P17"><text:span text:style-name="T2">I </text:span><text:span text:style-name="T11">It is recommended to add screen-shots of interesting stu_.</text:span></text:p>
      <text:p text:style-name="P17"><text:span text:style-name="T1">I </text:span><text:span text:style-name="T16">the login page and long menus are usually not interesting.</text:span></text:p>
      <text:h text:style-name="P19" text:outline-level="1">Software architecture</text:h>
      <text:p text:style-name="P17"><text:span text:style-name="T2">I </text:span><text:span text:style-name="T11">High level description of the system, accompanied with</text:span></text:p>
      <text:p text:style-name="P17"><text:span text:style-name="T11">relevant _gures</text:span></text:p>
      <text:p text:style-name="P17"><text:span text:style-name="T2">I </text:span><text:span text:style-name="T11">n-tier architecture or any other architectural pattern used</text:span></text:p>
      <text:p text:style-name="P17"><text:span text:style-name="T2">I </text:span><text:span text:style-name="T11">Key parts of each layer</text:span></text:p>
      <text:p text:style-name="P17"><text:span text:style-name="T1">I </text:span><text:span text:style-name="T16">how you applied design patterns (how they _t together)</text:span></text:p>
      <text:p text:style-name="P17"><text:span text:style-name="T1">I </text:span><text:span text:style-name="T16">It is recommended not to have </text:span><text:span text:style-name="T17">overcrowded </text:span><text:span text:style-name="T16">or</text:span></text:p>
      <text:p text:style-name="P17"><text:span text:style-name="T17">under-crowded </text:span><text:span text:style-name="T16">UML diagrams.</text:span></text:p>
      <text:p text:style-name="P17"><text:span text:style-name="T2">I </text:span><text:span text:style-name="T11">In general, should be written in a top down hierarchical</text:span></text:p>
      <text:p text:style-name="P17"><text:span text:style-name="T11">manner</text:span></text:p>
      <text:p text:style-name="P17"><text:span text:style-name="T1">I </text:span><text:span text:style-name="T16">System description. Partitioning it into relevant parts 3-4</text:span></text:p>
      <text:p text:style-name="P17"><text:span text:style-name="T1">I </text:span><text:span text:style-name="T16">Software architecture. Partitioning it into relevant parts 3-4</text:span></text:p>
      <text:p text:style-name="P17"><text:span text:style-name="T1">I </text:span><text:span text:style-name="T16">Description of each of the parts from the previous point</text:span></text:p>
      <text:h text:style-name="P19" text:outline-level="1">Testing</text:h>
      <text:p text:style-name="P17"><text:span text:style-name="T11">Describe the veri_cation process you used in your project</text:span></text:p>
      <text:p text:style-name="P17"><text:span text:style-name="T1">I </text:span><text:span text:style-name="T16">Unit Testing, Static Analysis etc. - </text:span><text:span text:style-name="T15">give an actual code</text:span></text:p>
      <text:p text:style-name="P17"><text:span text:style-name="T15">example </text:span><text:span text:style-name="T16">with a short explanation and a link to where test are</text:span></text:p>
      <text:p text:style-name="P17"><text:span text:style-name="T16">stored. It is not su_cient to say you did this</text:span></text:p>
      <text:p text:style-name="P17"><text:span text:style-name="T1">I </text:span><text:span text:style-name="T16">System testing, which can include manual testing, Selenium,</text:span></text:p>
      <text:p text:style-name="P17"><text:span text:style-name="T16">Cucumber etc. Describe your testing plan and the</text:span></text:p>
      <text:p text:style-name="P17"><text:span text:style-name="T16">consequences. It is not su_cient just to tell a story of how</text:span></text:p>
      <text:p text:style-name="P17"><text:span text:style-name="T16">your testing was done</text:span></text:p>
      <text:h text:style-name="P19" text:outline-level="1"><text:soft-page-break/>Implementation</text:h>
      <text:p text:style-name="P17"><text:span text:style-name="T2">I </text:span><text:span text:style-name="T11">Software development process (beware of buzzwords like</text:span></text:p>
      <text:p text:style-name="P17"><text:span text:style-name="T11">SCRUM, you are either admitting to group work or to a</text:span></text:p>
      <text:p text:style-name="P17"><text:span text:style-name="T11">serious overkill)</text:span></text:p>
      <text:p text:style-name="P17"><text:span text:style-name="T2">I </text:span><text:span text:style-name="T11">Describe the technologies used in the project, why they where</text:span></text:p>
      <text:p text:style-name="P17"><text:span text:style-name="T11">chosen and what were the other options:</text:span></text:p>
      <text:p text:style-name="P17"><text:span text:style-name="T1">I </text:span><text:span text:style-name="T16">Tools and programming languages.</text:span></text:p>
      <text:p text:style-name="P17"><text:span text:style-name="T1">I </text:span><text:span text:style-name="T16">Data-base, servers etc.</text:span></text:p>
      <text:p text:style-name="P17"><text:span text:style-name="T1">I </text:span><text:span text:style-name="T16">In most cases, the description should start from the choice,</text:span></text:p>
      <text:p text:style-name="P17"><text:span text:style-name="T16">proceed to the motivation and end with a discussion of other</text:span></text:p>
      <text:p text:style-name="P17"><text:span text:style-name="T16">possible choices that could have been made</text:span></text:p>
      <text:h text:style-name="P19" text:outline-level="1">Summary and Conclusions</text:h>
      <text:p text:style-name="P17"><text:span text:style-name="T2">I </text:span><text:span text:style-name="T11">The final section</text:span></text:p>
      <text:p text:style-name="P17"><text:span text:style-name="T1">I </text:span><text:span text:style-name="T16">summarizes the project as a whole</text:span></text:p>
      <text:p text:style-name="P17"><text:span text:style-name="T1">I </text:span><text:span text:style-name="T16">A critical evaluation by the student, emphasizing</text:span></text:p>
      <text:p text:style-name="P17"><text:span text:style-name="T1">I </text:span><text:span text:style-name="T18">strong points and weak points</text:span></text:p>
      <text:p text:style-name="P17"><text:span text:style-name="T1">I </text:span><text:span text:style-name="T18">lessons learnt</text:span></text:p>
      <text:p text:style-name="P17"><text:span text:style-name="T1">I </text:span><text:span text:style-name="T18">design decisions which, looking back, would be made</text:span></text:p>
      <text:p text:style-name="P17"><text:span text:style-name="T18">di_erently</text:span></text:p>
      <text:p text:style-name="P17"><text:span text:style-name="T1">I </text:span><text:span text:style-name="T18">ways in which the project could be improved or extended</text:span></text:p>
      <text:p text:style-name="P17"><text:span text:style-name="T1">I </text:span><text:span text:style-name="T18">etc.</text:span></text:p>
      <text:p text:style-name="P17"><text:span text:style-name="T1">I </text:span><text:span text:style-name="T16">recommendations for the project</text:span></text:p>
      <text:p text:style-name="P17"><text:span text:style-name="T2">I </text:span><text:span text:style-name="T11">You can also describe possible future work in the area of your</text:span></text:p>
      <text:p text:style-name="P17"><text:span text:style-name="T11">project</text:span></text:p>
      <text:h text:style-name="P19" text:outline-level="1">References</text:h>
      <text:p text:style-name="P17"><text:span text:style-name="T2">I </text:span><text:span text:style-name="T11">You have to provide a complete list of all the works mentioned</text:span></text:p>
      <text:p text:style-name="P17"><text:span text:style-name="T11">in the text</text:span></text:p>
      <text:p text:style-name="P17"><text:span text:style-name="T2">I </text:span><text:span text:style-name="T11">For a book, this normally includes the name(s) of the</text:span></text:p>
      <text:p text:style-name="P17"><text:span text:style-name="T11">author(s), the title, the publisher and date of publication</text:span></text:p>
      <text:p text:style-name="P17"><text:span text:style-name="T2">I </text:span><text:span text:style-name="T11">For an article, it would include the name(s) of the author(s),</text:span></text:p>
      <text:p text:style-name="P17"><text:span text:style-name="T11">the title of the article, the name of the journal, the</text:span></text:p>
      <text:p text:style-name="P17"><text:span text:style-name="T11">volume/issue number and date and page numbers</text:span></text:p>
      <text:p text:style-name="P17"><text:span text:style-name="T2">I </text:span><text:span text:style-name="T11">Examples:</text:span></text:p>
      <text:p text:style-name="P17"><text:span text:style-name="T1">I </text:span><text:span text:style-name="T16">Bloggs F, Advanced Widget Design, Gargoyle Press, 2002</text:span></text:p>
      <text:p text:style-name="P17"><text:span text:style-name="T1">I </text:span><text:span text:style-name="T16">Hardy O and Laurel S, _A software approach to _ne mess</text:span></text:p>
      <text:p text:style-name="P17"><text:span text:style-name="T16">avoidance_, Journal of Disaster Studies, Vol 4, 2000, pp</text:span></text:p>
      <text:p text:style-name="P17"><text:span text:style-name="T16">123-134</text:span></text:p>
      <text:h text:style-name="P19" text:outline-level="1">User Manual</text:h>
      <text:p text:style-name="P8"/>
      <text:h text:style-name="P19" text:outline-level="1">Appendix: Code</text:h>
      <text:p text:style-name="P17"><text:span text:style-name="T2">I </text:span><text:span text:style-name="T11">Additional relevant material which did not make it into the</text:span></text:p>
      <text:p text:style-name="P17"><text:span text:style-name="T11">main sections should appear in an appendix</text:span></text:p>
      <text:p text:style-name="P17"><text:span text:style-name="T2">I </text:span><text:span text:style-name="T11">It can also include lengthy items such as</text:span></text:p>
      <text:p text:style-name="P17"><text:soft-page-break/><text:span text:style-name="T1">I </text:span><text:span text:style-name="T16">program code</text:span></text:p>
      <text:p text:style-name="P17"><text:span text:style-name="T1">I </text:span><text:span text:style-name="T16">raw data</text:span></text:p>
      <text:p text:style-name="P17"><text:span text:style-name="T1">I </text:span><text:span text:style-name="T16">detailed statistical analysis</text:span></text:p>
      <text:p text:style-name="P17"><text:span text:style-name="T2">I </text:span><text:span text:style-name="T11">If you have very lengthy items, you can include a CD or DVD</text:span></text:p>
      <text:p text:style-name="P17"><text:span text:style-name="T11">that contains these items</text:span></text:p>
      <text:p text:style-name="P9"><text:span text:style-name="T1">I </text:span><text:span text:style-name="T16">Usually, there's no need to print out the complete source code</text:span></text:p>
      <text:p text:style-name="P8"/>
      <text:p text:style-name="P9"><text:span text:style-name="T16">--------</text:span></text:p>
      <text:p text:style-name="P17"><text:span text:style-name="T11">Acknowledgements: if there are persons who you would like to</text:span></text:p>
      <text:p text:style-name="P17"><text:span text:style-name="T11">thank for their support and help</text:span></text:p>
      <text:p text:style-name="P17"><text:span text:style-name="T11">List of Figures/Tables: if you have used lots of figures and</text:span></text:p>
      <text:p text:style-name="P17"><text:span text:style-name="T11">tables</text:span></text:p>
      <text:p text:style-name="P17"><text:span text:style-name="T11">Abbreviation list: if you have used abbreviations (it's also a</text:span></text:p>
      <text:p text:style-name="P17"><text:span text:style-name="T11">good idea to spell out the meaning the first time you use an</text:span></text:p>
      <text:p text:style-name="Standard"><text:a xlink:type="simple" xlink:href="https://www.sciencedirect.com/science/article/pii/S0140673695901736#!" text:style-name="ListLabel_20_14" text:visited-style-name="ListLabel_20_14"><text:span text:style-name="T13">abbreviation in the text)</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1" svg:font-family="Arial" style:font-family-generic="roman" style:font-pitch="variable"/>
    <style:font-face style:name="Arial" svg:font-family="Arial, sans-serif"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F17" svg:font-family="F17" style:font-family-generic="roman" style:font-pitch="variable"/>
    <style:font-face style:name="F61" svg:font-family="F61" style:font-family-generic="roman" style:font-pitch="variable"/>
    <style:font-face style:name="F71" svg:font-family="F71" style:font-family-generic="roman" style:font-pitch="variable"/>
    <style:font-face style:name="F72" svg:font-family="F72" style:font-family-generic="roman" style:font-pitch="variable"/>
    <style:font-face style:name="F91" svg:font-family="F91"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SAM10" svg:font-family="MSAM10" style:font-family-generic="roman" style:font-pitch="variable"/>
    <style:font-face style:name="MSAM7" svg:font-family="MSAM7" style:font-family-generic="roman" style:font-pitch="variable"/>
    <style:font-face style:name="Times New Roman" svg:font-family="'Times New Roman', serif" style:font-family-generic="roman" style:font-pitch="variable"/>
    <style:font-face style:name="Calibri1" svg:font-family="Calibri" style:font-family-generic="swiss" style:font-pitch="variable"/>
    <style:font-face style:name="F" svg:font-family="" style:font-family-generic="system" style:font-pitch="variable"/>
    <style:font-face style:name="Arial2" svg:font-family="Arial" style:font-family-generic="system" style:font-pitch="variable"/>
    <style:font-face style:name="Calibri2" svg:font-family="Calibri" style:font-family-generic="system" style:font-pitch="variable"/>
    <style:font-face style:name="F171" svg:font-family="F17" style:font-family-generic="system" style:font-pitch="variable"/>
    <style:font-face style:name="F611" svg:font-family="F61" style:font-family-generic="system" style:font-pitch="variable"/>
    <style:font-face style:name="F711" svg:font-family="F71" style:font-family-generic="system" style:font-pitch="variable"/>
    <style:font-face style:name="F721" svg:font-family="F72" style:font-family-generic="system" style:font-pitch="variable"/>
    <style:font-face style:name="F911" svg:font-family="F91" style:font-family-generic="system" style:font-pitch="variable"/>
    <style:font-face style:name="Liberation Mono1" svg:font-family="'Liberation Mono'" style:font-family-generic="system" style:font-pitch="variable"/>
    <style:font-face style:name="Lucida Sans" svg:font-family="'Lucida Sans'" style:font-family-generic="system" style:font-pitch="variable"/>
    <style:font-face style:name="MSAM101" svg:font-family="MSAM10" style:font-family-generic="system" style:font-pitch="variable"/>
    <style:font-face style:name="MSAM71" svg:font-family="MSAM7"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fals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false" style:font-name-asian="Calibri2"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Standard_20__28_user_29_" style:display-name="Standard (user)" style:family="paragraph" style:default-outline-level="">
      <style:paragraph-properties fo:text-align="start" style:justify-single-word="false" fo:orphans="2" fo:widows="2" fo:hyphenation-ladder-count="no-limit" style:vertical-align="baseline" style:writing-mode="lr-tb"/>
      <style:text-properties style:font-name="Liberation Serif" fo:font-family="'Liberation Serif'" style:font-family-generic="roman" style:font-pitch="variable" fo:font-size="12pt" style:letter-kerning="true" style:font-name-asian="NSimSun" style:font-family-asian="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title-text" style:family="text" style:parent-style-name="Default_20_Paragraph_20_Font"/>
    <style:style style:name="sr-only" style:family="text" style:parent-style-name="Default_20_Paragraph_20_Font"/>
    <style:style style:name="text" style:family="text" style:parent-style-name="Default_20_Paragraph_20_Font"/>
    <style:style style:name="author-ref"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fo:color="#0000ff" style:text-underline-style="solid" style:text-underline-width="auto" style:text-underline-color="font-color"/>
    </style:style>
    <style:style style:name="ListLabel_20_2" style:display-name="ListLabel 2" style:family="text">
      <style:text-properties fo:color="#0000ff" style:text-position="super 58%" style:text-underline-style="solid" style:text-underline-width="auto" style:text-underline-color="font-color"/>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Teletype"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Internet_20_link_20__28_user_29_" style:display-name="Internet link (user)" style:family="text">
      <style:text-properties fo:color="#000080" style:text-underline-style="solid" style:text-underline-width="auto" style:text-underline-color="font-color"/>
    </style:style>
    <style:style style:name="ListLabel_20_3" style:display-name="ListLabel 3" style:family="text"/>
    <style:style style:name="ListLabel_20_4" style:display-name="ListLabel 4" style:family="text">
      <style:text-properties style:font-name-complex="Calibri2" style:font-family-complex="Calibri" style:font-family-generic-complex="system" style:font-pitch-complex="variable"/>
    </style:style>
    <style:style style:name="ListLabel_20_5" style:display-name="ListLabel 5" style:family="text">
      <style:text-properties fo:color="#0b0080" fo:font-weight="bold" style:font-weight-asian="bold"/>
    </style:style>
    <style:style style:name="ListLabel_20_6" style:display-name="ListLabel 6" style:family="text">
      <style:text-properties fo:color="#0b0080" style:font-name="Arial" fo:font-family="Arial, sans-serif" style:font-family-generic="roman" style:font-pitch="variable" fo:font-size="10.5pt" style:font-size-asian="10.5pt"/>
    </style:style>
    <style:style style:name="ListLabel_20_7" style:display-name="ListLabel 7" style:family="text">
      <style:text-properties fo:color="#0b0080" style:font-name="Arial" fo:font-family="Arial, sans-serif" style:font-family-generic="roman" style:font-pitch="variable" fo:font-size="8.5pt" style:font-size-asian="8.5pt"/>
    </style:style>
    <style:style style:name="ListLabel_20_8" style:display-name="ListLabel 8" style:family="text">
      <style:text-properties fo:color="#0b0080" style:font-name="Arial" fo:font-family="Arial, sans-serif" style:font-family-generic="roman" style:font-pitch="variable" fo:font-size="10.5pt" style:font-size-asian="10.5pt" style:font-name-complex="F171" style:font-family-complex="F17" style:font-family-generic-complex="system" style:font-pitch-complex="variable"/>
    </style:style>
    <style:style style:name="ListLabel_20_9" style:display-name="ListLabel 9" style:family="text">
      <style:text-properties fo:color="#0b0080" style:font-name="Times New Roman" fo:font-family="'Times New Roman', serif" style:font-family-generic="roman" style:font-pitch="variable" fo:font-size="12pt" style:font-size-asian="12pt"/>
    </style:style>
    <style:style style:name="ListLabel_20_10" style:display-name="ListLabel 10" style:family="text">
      <style:text-properties fo:color="#a55858" style:font-name="Arial" fo:font-family="Arial, sans-serif" style:font-family-generic="roman" style:font-pitch="variable" fo:font-size="10.5pt" style:font-size-asian="10.5pt"/>
    </style:style>
    <style:style style:name="ListLabel_20_11" style:display-name="ListLabel 11" style:family="text">
      <style:text-properties fo:color="#0b0080" style:font-name="Arial" fo:font-family="Arial, sans-serif" style:font-family-generic="roman" style:font-pitch="variable" fo:font-size="12pt" style:font-size-asian="12pt"/>
    </style:style>
    <style:style style:name="ListLabel_20_12" style:display-name="ListLabel 12" style:family="text">
      <style:text-properties fo:color="#0b0080" style:font-name="Arial" fo:font-family="Arial, sans-serif" style:font-family-generic="roman" style:font-pitch="variable" fo:font-size="10.5pt" fo:font-style="italic" style:font-size-asian="10.5pt" style:font-style-asian="italic"/>
    </style:style>
    <style:style style:name="ListLabel_20_13" style:display-name="ListLabel 13" style:family="text">
      <style:text-properties fo:color="#0b0080" style:text-position="35% 100%" style:font-name="Arial" fo:font-family="Arial, sans-serif" style:font-family-generic="roman" style:font-pitch="variable" fo:font-size="8.5pt" style:font-size-asian="8.5pt"/>
    </style:style>
    <style:style style:name="ListLabel_20_14" style:display-name="ListLabel 14" style:family="text">
      <style:text-properties fo:color="#000000" style:font-name="F17" fo:font-family="F17" style:font-family-generic="roman" style:font-pitch="variable" style:font-name-complex="F171" style:font-family-complex="F17"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35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2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9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6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3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97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4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59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nning, Simon (Cognizant)</meta:initial-creator>
    <meta:editing-cycles>30</meta:editing-cycles>
    <meta:creation-date>2018-08-20T10:49:00</meta:creation-date>
    <dc:date>2018-09-07T18:56:54.500000000</dc:date>
    <dc:language>en-GB</dc:language>
    <meta:editing-duration>PT6H51M31S</meta:editing-duration>
    <meta:generator>LibreOffice/6.1.0.3$Windows_X86_64 LibreOffice_project/efb621ed25068d70781dc026f7e9c5187a4decd1</meta:generator>
    <meta:document-statistic meta:table-count="0" meta:image-count="0" meta:object-count="0" meta:page-count="8" meta:paragraph-count="158" meta:word-count="2791" meta:character-count="17497" meta:non-whitespace-character-count="14853"/>
    <meta:user-defined meta:name="AppVersion">16.0000</meta:user-defined>
    <meta:user-defined meta:name="Company">Cognizant Technology Solution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